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cm" fo:margin-bottom="0.247cm" style:contextual-spacing="false" fo:line-height="115%"/>
    </style:style>
    <style:style style:name="P2" style:family="paragraph" style:parent-style-name="Heading_20_2">
      <style:paragraph-properties fo:margin-top="0cm" fo:margin-bottom="0.247cm" style:contextual-spacing="false" fo:line-height="115%"/>
    </style:style>
    <style:style style:name="P3" style:family="paragraph" style:parent-style-name="Horizontal_20_Line">
      <style:paragraph-properties fo:margin-top="0cm" fo:margin-bottom="0.247cm" style:contextual-spacing="false" fo:line-height="115%"/>
    </style:style>
    <style:style style:name="P4" style:family="paragraph" style:parent-style-name="Heading_20_3">
      <style:paragraph-properties fo:margin-top="0cm" fo:margin-bottom="0.247cm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Heading_20_4">
      <style:paragraph-properties fo:margin-top="0cm" fo:margin-bottom="0.247cm" style:contextual-spacing="false" fo:line-height="115%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5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6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>
      <style:paragraph-properties fo:margin-top="0cm" fo:margin-bottom="0cm" style:contextual-spacing="false"/>
    </style:style>
    <style:style style:name="P20" style:family="paragraph" style:parent-style-name="Text_20_body" style:list-style-name="L8"/>
    <style:style style:name="P21" style:family="paragraph" style:parent-style-name="Text_20_body" style:list-style-name="L9">
      <style:paragraph-properties fo:margin-top="0cm" fo:margin-bottom="0cm" style:contextual-spacing="false"/>
    </style:style>
    <style:style style:name="P22" style:family="paragraph" style:parent-style-name="Text_20_body" style:list-style-name="L9"/>
    <style:style style:name="P23" style:family="paragraph" style:parent-style-name="Text_20_body" style:list-style-name="L10">
      <style:paragraph-properties fo:margin-top="0cm" fo:margin-bottom="0cm" style:contextual-spacing="false"/>
    </style:style>
    <style:style style:name="P24" style:family="paragraph" style:parent-style-name="Text_20_body" style:list-style-name="L10"/>
    <style:style style:name="P25" style:family="paragraph" style:parent-style-name="Text_20_body" style:list-style-name="L11">
      <style:paragraph-properties fo:margin-top="0cm" fo:margin-bottom="0cm" style:contextual-spacing="false"/>
    </style:style>
    <style:style style:name="P26" style:family="paragraph" style:parent-style-name="Text_20_body" style:list-style-name="L11"/>
    <style:style style:name="P27" style:family="paragraph" style:parent-style-name="Text_20_body" style:list-style-name="L12">
      <style:paragraph-properties fo:margin-top="0cm" fo:margin-bottom="0cm" style:contextual-spacing="false"/>
    </style:style>
    <style:style style:name="P28" style:family="paragraph" style:parent-style-name="Text_20_body" style:list-style-name="L12"/>
    <style:style style:name="P29" style:family="paragraph" style:parent-style-name="Text_20_body" style:list-style-name="L13">
      <style:paragraph-properties fo:margin-top="0cm" fo:margin-bottom="0cm" style:contextual-spacing="false"/>
    </style:style>
    <style:style style:name="P30" style:family="paragraph" style:parent-style-name="Text_20_body" style:list-style-name="L13"/>
    <style:style style:name="P31" style:family="paragraph" style:parent-style-name="Text_20_body" style:list-style-name="L14">
      <style:paragraph-properties fo:margin-top="0cm" fo:margin-bottom="0cm" style:contextual-spacing="false"/>
    </style:style>
    <style:style style:name="P32" style:family="paragraph" style:parent-style-name="Text_20_body" style:list-style-name="L14"/>
    <style:style style:name="P33" style:family="paragraph" style:parent-style-name="Text_20_body" style:list-style-name="L15">
      <style:paragraph-properties fo:margin-top="0cm" fo:margin-bottom="0cm" style:contextual-spacing="false"/>
    </style:style>
    <style:style style:name="P34" style:family="paragraph" style:parent-style-name="Text_20_body" style:list-style-name="L15"/>
    <style:style style:name="P35" style:family="paragraph" style:parent-style-name="Text_20_body" style:list-style-name="L16">
      <style:paragraph-properties fo:margin-top="0cm" fo:margin-bottom="0cm" style:contextual-spacing="false"/>
    </style:style>
    <style:style style:name="P36" style:family="paragraph" style:parent-style-name="Text_20_body" style:list-style-name="L16"/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P39" style:family="paragraph" style:parent-style-name="Text_20_body" style:list-style-name="L18">
      <style:paragraph-properties fo:margin-top="0cm" fo:margin-bottom="0cm" style:contextual-spacing="false"/>
    </style:style>
    <style:style style:name="P40" style:family="paragraph" style:parent-style-name="Text_20_body" style:list-style-name="L18"/>
    <style:style style:name="P41" style:family="paragraph" style:parent-style-name="Text_20_body" style:list-style-name="L19">
      <style:paragraph-properties fo:margin-top="0cm" fo:margin-bottom="0cm" style:contextual-spacing="false"/>
    </style:style>
    <style:style style:name="P42" style:family="paragraph" style:parent-style-name="Text_20_body" style:list-style-name="L19"/>
    <style:style style:name="P43" style:family="paragraph" style:parent-style-name="Text_20_body" style:list-style-name="L20">
      <style:paragraph-properties fo:margin-top="0cm" fo:margin-bottom="0cm" style:contextual-spacing="false"/>
    </style:style>
    <style:style style:name="P44" style:family="paragraph" style:parent-style-name="Text_20_body" style:list-style-name="L20"/>
    <style:style style:name="P45" style:family="paragraph" style:parent-style-name="Text_20_body" style:list-style-name="L21">
      <style:paragraph-properties fo:margin-top="0cm" fo:margin-bottom="0cm" style:contextual-spacing="false"/>
    </style:style>
    <style:style style:name="P46" style:family="paragraph" style:parent-style-name="Text_20_body" style:list-style-name="L21"/>
    <style:style style:name="P47" style:family="paragraph" style:parent-style-name="Text_20_body" style:list-style-name="L22">
      <style:paragraph-properties fo:margin-top="0cm" fo:margin-bottom="0cm" style:contextual-spacing="false"/>
    </style:style>
    <style:style style:name="P48" style:family="paragraph" style:parent-style-name="Text_20_body" style:list-style-name="L22"/>
    <style:style style:name="P49" style:family="paragraph" style:parent-style-name="Text_20_body" style:list-style-name="L23">
      <style:paragraph-properties fo:margin-top="0cm" fo:margin-bottom="0cm" style:contextual-spacing="false"/>
    </style:style>
    <style:style style:name="P50" style:family="paragraph" style:parent-style-name="Text_20_body" style:list-style-name="L23"/>
    <style:style style:name="P51" style:family="paragraph" style:parent-style-name="Text_20_body" style:list-style-name="L24">
      <style:paragraph-properties fo:margin-top="0cm" fo:margin-bottom="0cm" style:contextual-spacing="false"/>
    </style:style>
    <style:style style:name="P52" style:family="paragraph" style:parent-style-name="Text_20_body" style:list-style-name="L24"/>
    <style:style style:name="P53" style:family="paragraph" style:parent-style-name="Text_20_body" style:list-style-name="L25">
      <style:paragraph-properties fo:margin-top="0cm" fo:margin-bottom="0cm" style:contextual-spacing="false"/>
    </style:style>
    <style:style style:name="P54" style:family="paragraph" style:parent-style-name="Text_20_body" style:list-style-name="L25"/>
    <style:style style:name="P55" style:family="paragraph" style:parent-style-name="Text_20_body" style:list-style-name="L26">
      <style:paragraph-properties fo:margin-top="0cm" fo:margin-bottom="0cm" style:contextual-spacing="false"/>
    </style:style>
    <style:style style:name="P56" style:family="paragraph" style:parent-style-name="Text_20_body" style:list-style-name="L26"/>
    <style:style style:name="P57" style:family="paragraph" style:parent-style-name="Text_20_body" style:list-style-name="L27">
      <style:paragraph-properties fo:margin-top="0cm" fo:margin-bottom="0cm" style:contextual-spacing="false"/>
    </style:style>
    <style:style style:name="P58" style:family="paragraph" style:parent-style-name="Text_20_body" style:list-style-name="L27"/>
    <style:style style:name="P59" style:family="paragraph" style:parent-style-name="Text_20_body" style:list-style-name="L28">
      <style:paragraph-properties fo:margin-top="0cm" fo:margin-bottom="0cm" style:contextual-spacing="false"/>
    </style:style>
    <style:style style:name="P60" style:family="paragraph" style:parent-style-name="Text_20_body" style:list-style-name="L28"/>
    <style:style style:name="P61" style:family="paragraph" style:parent-style-name="Text_20_body" style:list-style-name="L29">
      <style:paragraph-properties fo:margin-top="0cm" fo:margin-bottom="0cm" style:contextual-spacing="false"/>
    </style:style>
    <style:style style:name="P62" style:family="paragraph" style:parent-style-name="Text_20_body" style:list-style-name="L29"/>
    <style:style style:name="P63" style:family="paragraph" style:parent-style-name="Text_20_body" style:list-style-name="L30">
      <style:paragraph-properties fo:margin-top="0cm" fo:margin-bottom="0cm" style:contextual-spacing="false"/>
    </style:style>
    <style:style style:name="P64" style:family="paragraph" style:parent-style-name="Text_20_body" style:list-style-name="L30"/>
    <style:style style:name="P65" style:family="paragraph" style:parent-style-name="Preformatted_20_Text">
      <style:paragraph-properties fo:margin-top="0cm" fo:margin-bottom="0.247cm" style:contextual-spacing="false" fo:line-height="115%"/>
    </style:style>
    <style:style style:name="P66" style:family="paragraph" style:parent-style-name="Text_20_body" style:list-style-name="L31">
      <style:paragraph-properties fo:margin-top="0cm" fo:margin-bottom="0cm" style:contextual-spacing="false"/>
    </style:style>
    <style:style style:name="P67" style:family="paragraph" style:parent-style-name="Text_20_body" style:list-style-name="L31"/>
    <style:style style:name="P68" style:family="paragraph" style:parent-style-name="Text_20_body" style:list-style-name="L32">
      <style:paragraph-properties fo:margin-top="0cm" fo:margin-bottom="0cm" style:contextual-spacing="false"/>
    </style:style>
    <style:style style:name="P69" style:family="paragraph" style:parent-style-name="Text_20_body" style:list-style-name="L32"/>
    <style:style style:name="P70" style:family="paragraph" style:parent-style-name="Text_20_body" style:list-style-name="L33">
      <style:paragraph-properties fo:margin-top="0cm" fo:margin-bottom="0cm" style:contextual-spacing="false"/>
    </style:style>
    <style:style style:name="P71" style:family="paragraph" style:parent-style-name="Text_20_body" style:list-style-name="L33"/>
    <style:style style:name="P72" style:family="paragraph" style:parent-style-name="Text_20_body" style:list-style-name="L34">
      <style:paragraph-properties fo:margin-top="0cm" fo:margin-bottom="0cm" style:contextual-spacing="false"/>
    </style:style>
    <style:style style:name="P73" style:family="paragraph" style:parent-style-name="Text_20_body" style:list-style-name="L34"/>
    <style:style style:name="P74" style:family="paragraph" style:parent-style-name="Text_20_body" style:list-style-name="L35">
      <style:paragraph-properties fo:margin-top="0cm" fo:margin-bottom="0cm" style:contextual-spacing="false"/>
    </style:style>
    <style:style style:name="P75" style:family="paragraph" style:parent-style-name="Text_20_body" style:list-style-name="L35"/>
    <style:style style:name="P76" style:family="paragraph" style:parent-style-name="Text_20_body" style:list-style-name="L36">
      <style:paragraph-properties fo:margin-top="0cm" fo:margin-bottom="0cm" style:contextual-spacing="false"/>
    </style:style>
    <style:style style:name="P77" style:family="paragraph" style:parent-style-name="Text_20_body" style:list-style-name="L36"/>
    <style:style style:name="P78" style:family="paragraph" style:parent-style-name="Text_20_body" style:list-style-name="L37">
      <style:paragraph-properties fo:margin-top="0cm" fo:margin-bottom="0cm" style:contextual-spacing="false"/>
    </style:style>
    <style:style style:name="P79" style:family="paragraph" style:parent-style-name="Text_20_body" style:list-style-name="L37"/>
    <style:style style:name="P80" style:family="paragraph" style:parent-style-name="Text_20_body" style:list-style-name="L38">
      <style:paragraph-properties fo:margin-top="0cm" fo:margin-bottom="0cm" style:contextual-spacing="false"/>
    </style:style>
    <style:style style:name="P81" style:family="paragraph" style:parent-style-name="Text_20_body" style:list-style-name="L38"/>
    <style:style style:name="P82" style:family="paragraph" style:parent-style-name="Text_20_body" style:list-style-name="L39">
      <style:paragraph-properties fo:margin-top="0cm" fo:margin-bottom="0cm" style:contextual-spacing="false"/>
    </style:style>
    <style:style style:name="P83" style:family="paragraph" style:parent-style-name="Text_20_body" style:list-style-name="L39"/>
    <style:style style:name="P84" style:family="paragraph" style:parent-style-name="Text_20_body" style:list-style-name="L40">
      <style:paragraph-properties fo:margin-top="0cm" fo:margin-bottom="0cm" style:contextual-spacing="false"/>
    </style:style>
    <style:style style:name="P85" style:family="paragraph" style:parent-style-name="Text_20_body" style:list-style-name="L40"/>
    <style:style style:name="P86" style:family="paragraph" style:parent-style-name="Text_20_body" style:list-style-name="L41">
      <style:paragraph-properties fo:margin-top="0cm" fo:margin-bottom="0cm" style:contextual-spacing="false"/>
    </style:style>
    <style:style style:name="P87" style:family="paragraph" style:parent-style-name="Text_20_body" style:list-style-name="L41"/>
    <style:style style:name="P88" style:family="paragraph" style:parent-style-name="Text_20_body" style:list-style-name="L42">
      <style:paragraph-properties fo:margin-top="0cm" fo:margin-bottom="0cm" style:contextual-spacing="false"/>
    </style:style>
    <style:style style:name="P89" style:family="paragraph" style:parent-style-name="Text_20_body" style:list-style-name="L42"/>
    <style:style style:name="P90" style:family="paragraph" style:parent-style-name="Text_20_body" style:list-style-name="L43">
      <style:paragraph-properties fo:margin-top="0cm" fo:margin-bottom="0cm" style:contextual-spacing="false"/>
    </style:style>
    <style:style style:name="P91" style:family="paragraph" style:parent-style-name="Text_20_body" style:list-style-name="L43"/>
    <style:style style:name="P92" style:family="paragraph" style:parent-style-name="Text_20_body" style:list-style-name="L44">
      <style:paragraph-properties fo:margin-top="0cm" fo:margin-bottom="0cm" style:contextual-spacing="false"/>
    </style:style>
    <style:style style:name="P93" style:family="paragraph" style:parent-style-name="Text_20_body" style:list-style-name="L44"/>
    <style:style style:name="P94" style:family="paragraph" style:parent-style-name="Text_20_body" style:list-style-name="L45">
      <style:paragraph-properties fo:margin-top="0cm" fo:margin-bottom="0cm" style:contextual-spacing="false"/>
    </style:style>
    <style:style style:name="P95" style:family="paragraph" style:parent-style-name="Text_20_body" style:list-style-name="L45"/>
    <style:style style:name="P96" style:family="paragraph" style:parent-style-name="Text_20_body" style:list-style-name="L46">
      <style:paragraph-properties fo:margin-top="0cm" fo:margin-bottom="0cm" style:contextual-spacing="false"/>
    </style:style>
    <style:style style:name="P97" style:family="paragraph" style:parent-style-name="Text_20_body" style:list-style-name="L46"/>
    <style:style style:name="P98" style:family="paragraph" style:parent-style-name="Heading_20_3">
      <style:paragraph-properties fo:margin-top="0cm" fo:margin-bottom="0.247cm" style:contextual-spacing="false" fo:line-height="115%" fo:break-before="page"/>
    </style:style>
    <style:style style:name="P99" style:family="paragraph" style:parent-style-name="Text_20_body" style:list-style-name="L47">
      <style:paragraph-properties fo:margin-top="0cm" fo:margin-bottom="0cm" style:contextual-spacing="false"/>
    </style:style>
    <style:style style:name="P100" style:family="paragraph" style:parent-style-name="Text_20_body" style:list-style-name="L47"/>
    <style:style style:name="P101" style:family="paragraph" style:parent-style-name="Text_20_body" style:list-style-name="L48">
      <style:paragraph-properties fo:margin-top="0cm" fo:margin-bottom="0cm" style:contextual-spacing="false"/>
    </style:style>
    <style:style style:name="P102" style:family="paragraph" style:parent-style-name="Text_20_body" style:list-style-name="L48"/>
    <style:style style:name="P103" style:family="paragraph" style:parent-style-name="Text_20_body" style:list-style-name="L49">
      <style:paragraph-properties fo:margin-top="0cm" fo:margin-bottom="0cm" style:contextual-spacing="false"/>
    </style:style>
    <style:style style:name="P104" style:family="paragraph" style:parent-style-name="Text_20_body" style:list-style-name="L49"/>
    <style:style style:name="P105" style:family="paragraph" style:parent-style-name="Text_20_body" style:list-style-name="L50">
      <style:paragraph-properties fo:margin-top="0cm" fo:margin-bottom="0cm" style:contextual-spacing="false"/>
    </style:style>
    <style:style style:name="P106" style:family="paragraph" style:parent-style-name="Text_20_body" style:list-style-name="L5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RITTOGRAFIA E CALCOLO</text:h>
      <text:h text:style-name="P2" text:outline-level="2">Collegamenti per l'Esame di Stato</text:h>
      <text:p text:style-name="P3"/>
      <text:h text:style-name="P2" text:outline-level="2">MATEMATICA - Integrali Definiti</text:h>
      <text:h text:style-name="P4" text:outline-level="3">Definizione Fondamentale</text:h>
      <text:p text:style-name="Text_20_body">L'<text:span text:style-name="Strong_20_Emphasis">integrale definito</text:span> ∫[a,b] f(x)dx è l'<text:span text:style-name="Strong_20_Emphasis">area S compresa tra la funzione f(x) e l'asse delle ascisse</text:span>, delimitata dai segmenti verticali x=a e x=b.</text:p>
      <text:h text:style-name="P4" text:outline-level="3">Costruzione tramite Somme di Riemann</text:h>
      <text:p text:style-name="Text_20_body"><text:span text:style-name="Strong_20_Emphasis">Processo di approssimazione</text:span>:</text:p>
      <text:list text:style-name="L1">
        <text:list-item>
          <text:p text:style-name="P5"><text:span text:style-name="Strong_20_Emphasis">Suddividiamo</text:span> l'intervallo [a,b] in n parti uguali di ampiezza Δx</text:p>
        </text:list-item>
        <text:list-item>
          <text:p text:style-name="P5"><text:span text:style-name="Strong_20_Emphasis">Calcoliamo</text:span> la somma delle aree dei rettangoli: S ≈ Σ f(xi) · Δx</text:p>
        </text:list-item>
        <text:list-item>
          <text:p text:style-name="P5"><text:span text:style-name="Strong_20_Emphasis">Al limite</text:span> per n → ∞, otteniamo l'area esatta:</text:p>
          <text:p text:style-name="P5"><text:span text:style-name="Strong_20_Emphasis">lim(n→∞) Σ f(xi) · Δx = ∫[a,b] f(x)dx</text:span></text:p>
        </text:list-item>
      </text:list>
      <text:p text:style-name="Text_20_body"><text:span text:style-name="Emphasis">Concetto chiave</text:span>: L'integrale <text:span text:style-name="Strong_20_Emphasis">trasforma infinite parti infinitesime in una totalità finita</text:span>.</text:p>
      <text:h text:style-name="P4" text:outline-level="3">Teorema Fondamentale del Calcolo Integrale</text:h>
      <text:p text:style-name="Text_20_body">Se F(x) è una primitiva di f(x), allora: <text:span text:style-name="Strong_20_Emphasis">∫[a,b] f(x)dx = F(b) - F(a)</text:span></text:p>
      <text:p text:style-name="Text_20_body"><text:span text:style-name="Emphasis">Questo collega derivate e integrali</text:span>: per calcolare l'area, basta trovare la primitiva.</text:p>
      <text:h text:style-name="P4" text:outline-level="3">Teorema del Valor Medio Integrale</text:h>
      <text:p text:style-name="Text_20_body">Se f(x) è continua su [a,b], <text:span text:style-name="Strong_20_Emphasis">esiste almeno un punto c ∈ [a,b]</text:span> tale che:</text:p>
      <text:p text:style-name="Text_20_body"><text:span text:style-name="Strong_20_Emphasis">∫[a,b] f(x)dx = f(c) · (b-a)</text:span></text:p>
      <text:p text:style-name="Text_20_body"><text:span text:style-name="Emphasis">Interpretazione geometrica</text:span>: L'area sotto la curva equivale all'area di un <text:span text:style-name="Strong_20_Emphasis">rettangolo di base (b-a) e altezza f(c)</text:span>.</text:p>
      <text:h text:style-name="P4" text:outline-level="3">Collegamento Crittografico: Distribuzione dei Numeri Primi</text:h>
      <text:p text:style-name="Text_20_body"><text:span text:style-name="Strong_20_Emphasis">Teorema dei Numeri Primi</text:span>: La densità dei numeri primi intorno a n è approssimativamente 1/ln(n).</text:p>
      <text:p text:style-name="Text_20_body"><text:span text:style-name="Strong_20_Emphasis">Applicazione dell'integrale</text:span>: Per stimare quanti numeri primi ci sono nell'intervallo [a,b]: <text:span text:style-name="Strong_20_Emphasis">π(b) - π(a) ≈ ∫[a,b] 1/ln(x) dx</text:span></text:p>
      <text:p text:style-name="Text_20_body">Il <text:span text:style-name="Strong_20_Emphasis">teorema del valor medio</text:span> garantisce che esiste un punto c dove la densità 1/ln(c) è <text:span text:style-name="Strong_20_Emphasis">rappresentativa dell'intero intervallo</text:span> - questo è cruciale per la sicurezza crittografica, perché assicura una distribuzione uniforme dei primi.</text:p>
      <text:p text:style-name="P3"/>
      <text:h text:style-name="P2" text:outline-level="2"><text:soft-page-break/>SISTEMI E RETI - Crittografia</text:h>
      <text:h text:style-name="P4" text:outline-level="3">Perché i Numeri Primi nella Crittografia?</text:h>
      <text:h text:style-name="P6" text:outline-level="4"><text:span text:style-name="Strong_20_Emphasis">Teorema Fondamentale dell'Aritmetica</text:span></text:h>
      <text:p text:style-name="Text_20_body">Ogni numero intero &gt; 1 ha una <text:span text:style-name="Strong_20_Emphasis">fattorizzazione unica</text:span> in numeri primi:</text:p>
      <text:list text:style-name="L2">
        <text:list-item>
          <text:p text:style-name="P7">12 = 2² × 3 </text:p>
        </text:list-item>
        <text:list-item>
          <text:p text:style-name="P7">77 = 7 × 11 </text:p>
        </text:list-item>
        <text:list-item>
          <text:p text:style-name="P8">1001 = 7 × 11 × 13 </text:p>
        </text:list-item>
      </text:list>
      <text:p text:style-name="Text_20_body"><text:span text:style-name="Strong_20_Emphasis">Principio di sicurezza</text:span>: Moltiplicare è facile, fattorizzare è difficilissimo.</text:p>
      <text:h text:style-name="P6" text:outline-level="4"><text:span text:style-name="Strong_20_Emphasis">Piccolo Teorema di Fermat</text:span></text:h>
      <text:p text:style-name="Text_20_body">Se p è primo e a non è divisibile per p: <text:span text:style-name="Strong_20_Emphasis">a^(p-1) ≡ 1 (mod p)</text:span></text:p>
      <text:p text:style-name="Text_20_body"><text:span text:style-name="Emphasis">Le potenze "ritornano" sempre a 1 - questo crea cicli matematici perfetti per cifratura/decifratura.</text:span></text:p>
      <text:h text:style-name="P4" text:outline-level="3">Algoritmo RSA - Passo per Passo</text:h>
      <text:h text:style-name="P6" text:outline-level="4"><text:span text:style-name="Strong_20_Emphasis">Generazione Chiavi</text:span>:</text:h>
      <text:list text:style-name="L3">
        <text:list-item>
          <text:p text:style-name="P9"><text:span text:style-name="Strong_20_Emphasis">Scegli</text:span> due primi molto grandi: p, q (es. p=1009, q=1013) </text:p>
        </text:list-item>
        <text:list-item>
          <text:p text:style-name="P9"><text:span text:style-name="Strong_20_Emphasis">Calcola</text:span> n = p × q = 1,022,117 </text:p>
        </text:list-item>
        <text:list-item>
          <text:p text:style-name="P9"><text:span text:style-name="Strong_20_Emphasis">Calcola</text:span> φ(n) = (p-1)(q-1) = 1008 × 1012 = 1,020,096 </text:p>
        </text:list-item>
        <text:list-item>
          <text:p text:style-name="P9"><text:span text:style-name="Strong_20_Emphasis">Scegli</text:span> e coprimo con φ(n), spesso e = 65537 </text:p>
        </text:list-item>
        <text:list-item>
          <text:p text:style-name="P10"><text:span text:style-name="Strong_20_Emphasis">Calcola</text:span> d tale che e × d ≡ 1 (mod φ(n)) </text:p>
        </text:list-item>
      </text:list>
      <text:h text:style-name="P6" text:outline-level="4"><text:span text:style-name="Strong_20_Emphasis">Cifratura/Decifratura</text:span>:</text:h>
      <text:list text:style-name="L4">
        <text:list-item>
          <text:p text:style-name="P11"><text:span text:style-name="Strong_20_Emphasis">Chiave pubblica</text:span>: (n, e) </text:p>
        </text:list-item>
        <text:list-item>
          <text:p text:style-name="P11"><text:span text:style-name="Strong_20_Emphasis">Chiave privata</text:span>: (n, d) </text:p>
        </text:list-item>
        <text:list-item>
          <text:p text:style-name="P11"><text:span text:style-name="Strong_20_Emphasis">Cifratura</text:span>: c ≡ m^e (mod n) </text:p>
        </text:list-item>
        <text:list-item>
          <text:p text:style-name="P12"><text:span text:style-name="Strong_20_Emphasis">Decifratura</text:span>: m ≡ c^d (mod n) </text:p>
        </text:list-item>
      </text:list>
      <text:p text:style-name="Text_20_body"><text:span text:style-name="Strong_20_Emphasis">Sicurezza</text:span>: Senza conoscere p e q, è impossibile calcolare φ(n) e quindi d.</text:p>
      <text:h text:style-name="P4" text:outline-level="3">Diffie-Hellman - Scambio Sicuro</text:h>
      <text:h text:style-name="P6" text:outline-level="4"><text:span text:style-name="Strong_20_Emphasis">Protocollo</text:span>:</text:h>
      <text:list text:style-name="L5">
        <text:list-item>
          <text:p text:style-name="P13"><text:span text:style-name="Strong_20_Emphasis">Accordo pubblico</text:span>: primo p e radice primitiva g </text:p>
        </text:list-item>
        <text:list-item>
          <text:p text:style-name="P13"><text:span text:style-name="Strong_20_Emphasis">Alice</text:span>: sceglie segreto a, calcola A = g^a mod p </text:p>
        </text:list-item>
        <text:list-item>
          <text:p text:style-name="P13"><text:span text:style-name="Strong_20_Emphasis">Bob</text:span>: sceglie segreto b, calcola B = g^b mod p </text:p>
        </text:list-item>
        <text:list-item>
          <text:p text:style-name="P13"><text:span text:style-name="Strong_20_Emphasis">Scambio pubblico</text:span>: Alice e Bob si inviano A e B </text:p>
        </text:list-item>
        <text:list-item>
          <text:p text:style-name="P13"><text:span text:style-name="Strong_20_Emphasis">Chiave comune</text:span>: </text:p>
          <text:list>
            <text:list-item>
              <text:p text:style-name="P13">Alice: K = B^a mod p = g^(ba) mod p </text:p>
            </text:list-item>
            <text:list-item>
              <text:p text:style-name="P14">Bob: K = A^b mod p = g^(ab) mod p </text:p>
            </text:list-item>
          </text:list>
        </text:list-item>
      </text:list>
      <text:h text:style-name="P6" text:outline-level="4"><text:span text:style-name="Strong_20_Emphasis">Problema del Logaritmo Discreto</text:span></text:h>
      <text:p text:style-name="Text_20_body">Dato g^a mod p, calcolare a è computazionalmente impossibile per primi grandi.</text:p>
      <text:h text:style-name="P4" text:outline-level="3">SSL/TLS - Combinazione Perfetta</text:h>
      <text:p text:style-name="Text_20_body"><text:soft-page-break/><text:span text:style-name="Strong_20_Emphasis">Handshake</text:span>: Usa Diffie-Hellman per scambiare chiavi <text:span text:style-name="Strong_20_Emphasis">Sessione</text:span>: Usa crittografia simmetrica (AES) con le chiavi scambiate <text:span text:style-name="Strong_20_Emphasis">Autenticazione</text:span>: Usa RSA per certificati digitali</text:p>
      <text:p text:style-name="Text_20_body"><text:span text:style-name="Strong_20_Emphasis">Collegamento matematico</text:span>: Come l'integrale accumula infiniti contributi per ottenere un risultato finito, la crittografia accumula bit di casualità (dai primi) per costruire sicurezza totale e inviolabile.</text:p>
      <text:p text:style-name="P3"/>
      <text:h text:style-name="P2" text:outline-level="2">STORIA - Seconda Guerra Mondiale</text:h>
      <text:h text:style-name="P4" text:outline-level="3">La Guerra delle Code: WW2 come Scontro Crittografico</text:h>
      <text:h text:style-name="P6" text:outline-level="4"><text:span text:style-name="Strong_20_Emphasis">Prima Guerra Mondiale vs Seconda Guerra Mondiale</text:span></text:h>
      <text:p text:style-name="Text_20_body"><text:span text:style-name="Strong_20_Emphasis">WWI (1914-1918)</text:span>: Guerra di <text:span text:style-name="Strong_20_Emphasis">trincea</text:span>, statica, logoramento fisico <text:span text:style-name="Strong_20_Emphasis">WWII (1939-1945)</text:span>: Guerra <text:span text:style-name="Strong_20_Emphasis">lampo</text:span>, dinamica, battaglia dell'informazione</text:p>
      <text:p text:style-name="Text_20_body"><text:span text:style-name="Strong_20_Emphasis">Fattore decisivo WW2</text:span>: Non solo forza militare, ma <text:span text:style-name="Strong_20_Emphasis">superiorità crittografica</text:span></text:p>
      <text:h text:style-name="P4" text:outline-level="3">L'Asse e i Codici: Germania, Italia, Giappone</text:h>
      <text:h text:style-name="P6" text:outline-level="4"><text:span text:style-name="Strong_20_Emphasis">Germania - Enigma</text:span></text:h>
      <text:p text:style-name="Text_20_body"><text:span text:style-name="Strong_20_Emphasis">Macchina Enigma</text:span>:</text:p>
      <text:list text:style-name="L6">
        <text:list-item>
          <text:p text:style-name="P15"><text:span text:style-name="Strong_20_Emphasis">3-4 rotori</text:span> intercambiabili </text:p>
        </text:list-item>
        <text:list-item>
          <text:p text:style-name="P15"><text:span text:style-name="Strong_20_Emphasis">26 lettere</text:span> → <text:span text:style-name="Strong_20_Emphasis">trilioni di combinazioni</text:span> </text:p>
        </text:list-item>
        <text:list-item>
          <text:p text:style-name="P15"><text:span text:style-name="Strong_20_Emphasis">Chiave giornaliera</text:span> diversa per ogni unità </text:p>
        </text:list-item>
        <text:list-item>
          <text:p text:style-name="P16"><text:span text:style-name="Strong_20_Emphasis">Fiducia cieca</text:span>: "Mathematisch unmöglich" (matematicamente impossibile da decifrare) </text:p>
        </text:list-item>
      </text:list>
      <text:p text:style-name="Text_20_body"><text:span text:style-name="Strong_20_Emphasis">Vulnerabilità scoperte</text:span>:</text:p>
      <text:list text:style-name="L7">
        <text:list-item>
          <text:p text:style-name="P17"><text:span text:style-name="Strong_20_Emphasis">Pattern umani</text:span>: Messaggi iniziavano spesso con "WETTER" (meteo) </text:p>
        </text:list-item>
        <text:list-item>
          <text:p text:style-name="P17"><text:span text:style-name="Strong_20_Emphasis">Errori operativi</text:span>: Riuso di chiavi, messaggi ripetuti </text:p>
        </text:list-item>
        <text:list-item>
          <text:p text:style-name="P18"><text:span text:style-name="Strong_20_Emphasis">Intercettazioni polacche</text:span>: Prime intuizioni sui rotori </text:p>
        </text:list-item>
      </text:list>
      <text:h text:style-name="P6" text:outline-level="4"><text:span text:style-name="Strong_20_Emphasis">UK - Bletchley Park: La Controffensiva</text:span></text:h>
      <text:p text:style-name="Text_20_body"><text:span text:style-name="Strong_20_Emphasis">Colossus e Bombe</text:span>:</text:p>
      <text:list text:style-name="L8">
        <text:list-item>
          <text:p text:style-name="P19"><text:span text:style-name="Strong_20_Emphasis">Alan Turing</text:span> e team di matematici </text:p>
        </text:list-item>
        <text:list-item>
          <text:p text:style-name="P19"><text:span text:style-name="Strong_20_Emphasis">10.000 persone</text:span> al lavoro sui codici </text:p>
        </text:list-item>
        <text:list-item>
          <text:p text:style-name="P19"><text:span text:style-name="Strong_20_Emphasis">Macchine proto-computer</text:span> per testare combinazioni </text:p>
        </text:list-item>
        <text:list-item>
          <text:p text:style-name="P20"><text:span text:style-name="Strong_20_Emphasis">Ultra</text:span>: Nome in codice per le decrittazioni </text:p>
        </text:list-item>
      </text:list>
      <text:p text:style-name="Text_20_body"><text:span text:style-name="Strong_20_Emphasis">Impatto strategico</text:span>:</text:p>
      <text:list text:style-name="L9">
        <text:list-item>
          <text:p text:style-name="P21"><text:span text:style-name="Strong_20_Emphasis">Battaglia dell'Atlantico</text:span>: Localizzazione U-Boot tedeschi </text:p>
        </text:list-item>
        <text:list-item>
          <text:p text:style-name="P21"><text:span text:style-name="Strong_20_Emphasis">Sbarco in Normandia</text:span>: Informazioni sui movimenti nemici </text:p>
        </text:list-item>
        <text:list-item>
          <text:p text:style-name="P22"><text:span text:style-name="Strong_20_Emphasis">Accorciamento guerra</text:span>: Stimato 2-4 anni in meno </text:p>
        </text:list-item>
      </text:list>
      <text:h text:style-name="P4" text:outline-level="3">USA e il Progetto Manhattan: Sicurezza Atomica</text:h>
      <text:h text:style-name="P6" text:outline-level="4"><text:span text:style-name="Strong_20_Emphasis">Compartimentazione dell'Informazione</text:span></text:h>
      <text:p text:style-name="Text_20_body"><text:span text:style-name="Strong_20_Emphasis">Principio</text:span>: Ogni scienziato conosceva solo la propria parte</text:p>
      <text:list text:style-name="L10">
        <text:list-item>
          <text:p text:style-name="P23"><text:soft-page-break/><text:span text:style-name="Strong_20_Emphasis">Los Alamos</text:span>: Assemblaggio finale </text:p>
        </text:list-item>
        <text:list-item>
          <text:p text:style-name="P23"><text:span text:style-name="Strong_20_Emphasis">Oak Ridge</text:span>: Arricchimento uranio </text:p>
        </text:list-item>
        <text:list-item>
          <text:p text:style-name="P24"><text:span text:style-name="Strong_20_Emphasis">Hanford</text:span>: Produzione plutonio </text:p>
        </text:list-item>
      </text:list>
      <text:p text:style-name="Text_20_body"><text:span text:style-name="Strong_20_Emphasis">Crittografia interna</text:span>:</text:p>
      <text:list text:style-name="L11">
        <text:list-item>
          <text:p text:style-name="P25"><text:span text:style-name="Strong_20_Emphasis">Codici speciali</text:span> per comunicazioni tra siti </text:p>
        </text:list-item>
        <text:list-item>
          <text:p text:style-name="P25"><text:span text:style-name="Strong_20_Emphasis">Telefoni cifrati</text:span> per coordinamento </text:p>
        </text:list-item>
        <text:list-item>
          <text:p text:style-name="P26"><text:span text:style-name="Strong_20_Emphasis">Nomi in codice</text:span>: "Little Boy", "Fat Man" </text:p>
        </text:list-item>
      </text:list>
      <text:h text:style-name="P4" text:outline-level="3">Russia: Decrittazione e Controspionaggio</text:h>
      <text:h text:style-name="P6" text:outline-level="4"><text:span text:style-name="Strong_20_Emphasis">Venona Project</text:span> (scoperto dopo guerra)</text:h>
      <text:p text:style-name="Text_20_body">Gli <text:span text:style-name="Strong_20_Emphasis">USA decrittarono</text:span> le comunicazioni sovietiche durante la guerra, scoprendo:</text:p>
      <text:list text:style-name="L12">
        <text:list-item>
          <text:p text:style-name="P27"><text:span text:style-name="Strong_20_Emphasis">Spie atomiche</text:span>: Klaus Fuchs, David Greenglass </text:p>
        </text:list-item>
        <text:list-item>
          <text:p text:style-name="P27"><text:span text:style-name="Strong_20_Emphasis">Infiltrazioni</text:span> nei progetti segreti alleati </text:p>
        </text:list-item>
        <text:list-item>
          <text:p text:style-name="P28"><text:span text:style-name="Strong_20_Emphasis">Doppio gioco</text:span>: Alleati di guerra, nemici informativi </text:p>
        </text:list-item>
      </text:list>
      <text:h text:style-name="P4" text:outline-level="3">Futurismo e Nazismo: Tecnologia come Arma</text:h>
      <text:h text:style-name="P6" text:outline-level="4"><text:span text:style-name="Strong_20_Emphasis">Connessione con il Programma di Italiano</text:span></text:h>
      <text:p text:style-name="Text_20_body"><text:span text:style-name="Strong_20_Emphasis">Marinetti e il Futurismo</text:span> (programma svolto):</text:p>
      <text:list text:style-name="L13">
        <text:list-item>
          <text:p text:style-name="P29"><text:span text:style-name="Strong_20_Emphasis">Celebrazione della tecnologia</text:span> e della velocità </text:p>
        </text:list-item>
        <text:list-item>
          <text:p text:style-name="P29"><text:span text:style-name="Strong_20_Emphasis">"Zang Tumb Tumb"</text:span>: Onomatopee della guerra moderna </text:p>
        </text:list-item>
        <text:list-item>
          <text:p text:style-name="P30"><text:span text:style-name="Strong_20_Emphasis">Influenza sul fascismo</text:span>: Estetica della potenza tecnologica </text:p>
        </text:list-item>
      </text:list>
      <text:p text:style-name="Text_20_body"><text:span text:style-name="Strong_20_Emphasis">Parallelo storico</text:span>: Come i futuristi esaltavano la "bellezza della guerra moderna", i nazisti credevano nella <text:span text:style-name="Strong_20_Emphasis">superiorità tecnologica</text:span> come destino. L'Enigma rappresentava questa fiducia cieca nella perfezione tecnica.</text:p>
      <text:h text:style-name="P4" text:outline-level="3">L'Accumulo di Intelligence: Metodo dell'Integrale</text:h>
      <text:h text:style-name="P6" text:outline-level="4"><text:span text:style-name="Strong_20_Emphasis">Processo di Decrittazione come Integrazione</text:span></text:h>
      <text:list text:style-name="L14">
        <text:list-item>
          <text:p text:style-name="P31"><text:span text:style-name="Strong_20_Emphasis">Intercettazione</text:span>: Raccolta di singoli messaggi (punti discreti) </text:p>
        </text:list-item>
        <text:list-item>
          <text:p text:style-name="P31"><text:span text:style-name="Strong_20_Emphasis">Analisi frequenziale</text:span>: Studio di pattern ricorrenti </text:p>
        </text:list-item>
        <text:list-item>
          <text:p text:style-name="P31"><text:span text:style-name="Strong_20_Emphasis">Correlazione</text:span>: Collegamento tra messaggi diversi </text:p>
        </text:list-item>
        <text:list-item>
          <text:p text:style-name="P32"><text:span text:style-name="Strong_20_Emphasis">Sintesi</text:span>: Ricostruzione del quadro strategico completo </text:p>
        </text:list-item>
      </text:list>
      <text:p text:style-name="Text_20_body"><text:span text:style-name="Strong_20_Emphasis">Come l'integrale definito</text:span>: Infinite intercettazioni parziali → comprensione totale della strategia nemica</text:p>
      <text:h text:style-name="P6" text:outline-level="4"><text:span text:style-name="Strong_20_Emphasis">Il Teorema del Valor Medio nella Storia</text:span></text:h>
      <text:p text:style-name="Text_20_body">Ogni <text:span text:style-name="Strong_20_Emphasis">breakthrough crittografico</text:span> rappresentava il "punto c" del teorema del valor medio:</text:p>
      <text:list text:style-name="L15">
        <text:list-item>
          <text:p text:style-name="P33">Un singolo momento decisivo (come la prima decrittazione Enigma) </text:p>
        </text:list-item>
        <text:list-item>
          <text:p text:style-name="P33">Che rivelava il valore "medio" di tutta l'intelligence nemica </text:p>
        </text:list-item>
        <text:list-item>
          <text:p text:style-name="P34">Permettendo di calcolare l'impatto totale sulla guerra </text:p>
        </text:list-item>
      </text:list>
      <text:h text:style-name="P4" text:outline-level="3"><text:soft-page-break/>Lezioni per l'Era Digitale</text:h>
      <text:h text:style-name="P6" text:outline-level="4"><text:span text:style-name="Strong_20_Emphasis">Principi Eterni della Guerra dell'Informazione</text:span>:</text:h>
      <text:list text:style-name="L16">
        <text:list-item>
          <text:p text:style-name="P35"><text:span text:style-name="Strong_20_Emphasis">Mai fidarsi di un solo sistema</text:span>: Diversificazione crittografica </text:p>
        </text:list-item>
        <text:list-item>
          <text:p text:style-name="P35"><text:span text:style-name="Strong_20_Emphasis">Il fattore umano è sempre il più debole</text:span>: Errori operativi decidono </text:p>
        </text:list-item>
        <text:list-item>
          <text:p text:style-name="P35"><text:span text:style-name="Strong_20_Emphasis">La matematica vince sulla presunzione</text:span>: Superiorità tecnica ≠ invincibilità </text:p>
        </text:list-item>
        <text:list-item>
          <text:p text:style-name="P36"><text:span text:style-name="Strong_20_Emphasis">L'informazione è potere</text:span>: Chi controlla i codici controlla la guerra </text:p>
        </text:list-item>
      </text:list>
      <text:p text:style-name="Text_20_body"><text:span text:style-name="Strong_20_Emphasis">Collegamento con oggi</text:span>: Gli stessi principi di <text:span text:style-name="Strong_20_Emphasis">accumulo di intelligence</text:span> e <text:span text:style-name="Strong_20_Emphasis">superiorità crittografica</text:span> che decisero la WW2 sono alla base della cybersecurity moderna e delle guerre informatiche contemporanee.</text:p>
      <text:p text:style-name="P3"/>
      <text:h text:style-name="P2" text:outline-level="2">INGLESE - Alan Turing e la Rivoluzione Computazionale</text:h>
      <text:h text:style-name="P4" text:outline-level="3">Alan Turing (1912-1954): Founding Father of Computer Science</text:h>
      <text:h text:style-name="P6" text:outline-level="4"><text:span text:style-name="Strong_20_Emphasis">La Macchina di Turing - Modello Teorico</text:span></text:h>
      <text:p text:style-name="Text_20_body"><text:span text:style-name="Strong_20_Emphasis">Componenti fondamentali</text:span>:</text:p>
      <text:list text:style-name="L17">
        <text:list-item>
          <text:p text:style-name="P37"><text:span text:style-name="Strong_20_Emphasis">Nastro infinito</text:span>: Memoria con celle contenenti simboli </text:p>
        </text:list-item>
        <text:list-item>
          <text:p text:style-name="P37"><text:span text:style-name="Strong_20_Emphasis">Testina mobile</text:span>: Legge/scrive/muove sul nastro </text:p>
        </text:list-item>
        <text:list-item>
          <text:p text:style-name="P37"><text:span text:style-name="Strong_20_Emphasis">Stati finiti</text:span>: Determinano l'azione da compiere </text:p>
        </text:list-item>
        <text:list-item>
          <text:p text:style-name="P38"><text:span text:style-name="Strong_20_Emphasis">Tabella di transizione</text:span>: Regole input → output </text:p>
        </text:list-item>
      </text:list>
      <text:p text:style-name="Text_20_body"><text:span text:style-name="Strong_20_Emphasis">Funzione matematica</text:span>: T(a,b) = (σ,δ,P)</text:p>
      <text:list text:style-name="L18">
        <text:list-item>
          <text:p text:style-name="P39"><text:span text:style-name="Strong_20_Emphasis">a</text:span> = stato attuale </text:p>
        </text:list-item>
        <text:list-item>
          <text:p text:style-name="P39"><text:span text:style-name="Strong_20_Emphasis">b</text:span> = simbolo letto </text:p>
        </text:list-item>
        <text:list-item>
          <text:p text:style-name="P39"><text:span text:style-name="Strong_20_Emphasis">σ</text:span> = nuovo stato </text:p>
        </text:list-item>
        <text:list-item>
          <text:p text:style-name="P39"><text:span text:style-name="Strong_20_Emphasis">δ</text:span> = simbolo scritto </text:p>
        </text:list-item>
        <text:list-item>
          <text:p text:style-name="P40"><text:span text:style-name="Strong_20_Emphasis">P</text:span> = movimento (sinistra/destra) </text:p>
        </text:list-item>
      </text:list>
      <text:p text:style-name="Text_20_body"><text:span text:style-name="Strong_20_Emphasis">Rivoluzione concettuale</text:span>: Definì cosa significa <text:span text:style-name="Strong_20_Emphasis">"calcolare"</text:span> - ogni problema computabile può essere risolto da una Macchina di Turing.</text:p>
      <text:h text:style-name="P4" text:outline-level="3">Il Test di Turing (!): Definire l'Intelligenza</text:h>
      <text:h text:style-name="P6" text:outline-level="4"><text:span text:style-name="Strong_20_Emphasis">Imitation Game</text:span> (1950)</text:h>
      <text:p text:style-name="Text_20_body"><text:span text:style-name="Strong_20_Emphasis">Setup</text:span>:</text:p>
      <text:list text:style-name="L19">
        <text:list-item>
          <text:p text:style-name="P41"><text:span text:style-name="Strong_20_Emphasis">Interrogatore umano</text:span> (C) </text:p>
        </text:list-item>
        <text:list-item>
          <text:p text:style-name="P41"><text:span text:style-name="Strong_20_Emphasis">Computer</text:span> (A) </text:p>
        </text:list-item>
        <text:list-item>
          <text:p text:style-name="P42"><text:span text:style-name="Strong_20_Emphasis">Umano di controllo</text:span> (B) </text:p>
        </text:list-item>
      </text:list>
      <text:p text:style-name="Text_20_body"><text:span text:style-name="Strong_20_Emphasis">Processo</text:span>:</text:p>
      <text:list text:style-name="L20">
        <text:list-item>
          <text:p text:style-name="P43">C fa domande ad A e B tramite terminale </text:p>
        </text:list-item>
        <text:list-item>
          <text:p text:style-name="P43">A (computer) cerca di convincere C di essere umano </text:p>
        </text:list-item>
        <text:list-item>
          <text:p text:style-name="P43">B (umano) cerca di dimostrare la propria umanità </text:p>
        </text:list-item>
        <text:list-item>
          <text:p text:style-name="P44"><text:span text:style-name="Strong_20_Emphasis">Test superato</text:span>: Se C non riesce a distinguere A da B </text:p>
        </text:list-item>
      </text:list>
      <text:p text:style-name="Text_20_body"><text:soft-page-break/><text:span text:style-name="Strong_20_Emphasis">Criterio</text:span>: Una macchina possiede intelligenza se <text:span text:style-name="Strong_20_Emphasis">non è distinguibile</text:span> da un essere umano nelle risposte.</text:p>
      <text:h text:style-name="P4" text:outline-level="3">Bletchley Park: Turing vs Enigma</text:h>
      <text:h text:style-name="P6" text:outline-level="4"><text:span text:style-name="Strong_20_Emphasis">Breaking the "Unbreakable" Code</text:span></text:h>
      <text:p text:style-name="Text_20_body"><text:span text:style-name="Strong_20_Emphasis">Enigma challenges</text:span>:</text:p>
      <text:list text:style-name="L21">
        <text:list-item>
          <text:p text:style-name="P45"><text:span text:style-name="Strong_20_Emphasis">158 trilioni</text:span> di combinazioni possibili </text:p>
        </text:list-item>
        <text:list-item>
          <text:p text:style-name="P45"><text:span text:style-name="Strong_20_Emphasis">Chiavi giornaliere</text:span> diverse per ogni unità </text:p>
        </text:list-item>
        <text:list-item>
          <text:p text:style-name="P46"><text:span text:style-name="Strong_20_Emphasis">3-4 rotori</text:span> intercambiabili </text:p>
        </text:list-item>
      </text:list>
      <text:p text:style-name="Text_20_body"><text:span text:style-name="Strong_20_Emphasis">Turing's breakthrough</text:span>:</text:p>
      <text:list text:style-name="L22">
        <text:list-item>
          <text:p text:style-name="P47"><text:span text:style-name="Strong_20_Emphasis">Bombe machines</text:span>: Dispositivi elettromeccanici per testare combinazioni </text:p>
        </text:list-item>
        <text:list-item>
          <text:p text:style-name="P47"><text:span text:style-name="Strong_20_Emphasis">Crib analysis</text:span>: Sfruttamento di testi probabili nei messaggi </text:p>
        </text:list-item>
        <text:list-item>
          <text:p text:style-name="P48"><text:span text:style-name="Strong_20_Emphasis">Pattern recognition</text:span>: Identificazione di abitudini umane nei codificatori </text:p>
        </text:list-item>
      </text:list>
      <text:p text:style-name="Text_20_body"><text:span text:style-name="Strong_20_Emphasis">Mathematical approach</text:span>: Trasformò la decrittazione da <text:span text:style-name="Strong_20_Emphasis">arte</text:span> a <text:span text:style-name="Strong_20_Emphasis">scienza</text:span>, applicando rigore matematico al posto dell'intuizione.</text:p>
      <text:h text:style-name="P4" text:outline-level="3">CAPTCHA ↔ Test di Turing Inverso</text:h>
      <text:h text:style-name="P6" text:outline-level="4"><text:span text:style-name="Strong_20_Emphasis">Modern Reversal</text:span></text:h>
      <text:p text:style-name="Text_20_body"><text:span text:style-name="Strong_20_Emphasis">CAPTCHA</text:span> (Completely Automated Public Turing test to tell Computers and Humans Apart):</text:p>
      <text:list text:style-name="L23">
        <text:list-item>
          <text:p text:style-name="P49"><text:span text:style-name="Strong_20_Emphasis">Obiettivo opposto</text:span>: Verificare che l'utente sia umano, non una macchina </text:p>
        </text:list-item>
        <text:list-item>
          <text:p text:style-name="P49"><text:span text:style-name="Strong_20_Emphasis">Metodi</text:span>: Immagini distorte, puzzle visivi, riconoscimento oggetti </text:p>
        </text:list-item>
        <text:list-item>
          <text:p text:style-name="P50"><text:span text:style-name="Strong_20_Emphasis">Evoluzione</text:span>: Da testo distorto a reCAPTCHA con Google Street View </text:p>
        </text:list-item>
      </text:list>
      <text:p text:style-name="Text_20_body"><text:span text:style-name="Strong_20_Emphasis">Paradosso moderno</text:span>: Mentre Turing voleva dimostrare che le macchine potevano sembrare umane, oggi usiamo test per dimostrare che gli umani non sono macchine!</text:p>
      <text:h text:style-name="P4" text:outline-level="3">AI e Machine Learning: L'Eredità di Turing</text:h>
      <text:h text:style-name="P6" text:outline-level="4"><text:span text:style-name="Strong_20_Emphasis">Da "The Fun They Had" (Asimov) alla Realtà</text:span></text:h>
      <text:p text:style-name="Text_20_body"><text:span text:style-name="Strong_20_Emphasis">Nel programma svolto</text:span>: Asimov immaginava computer che insegnavano ai bambini <text:span text:style-name="Strong_20_Emphasis">Oggi</text:span>: ChatGPT, Claude, sistemi AI che effettivamente "insegnano" e conversano</text:p>
      <text:p text:style-name="Text_20_body"><text:span text:style-name="Strong_20_Emphasis">Evoluzione del Test di Turing</text:span>:</text:p>
      <text:list text:style-name="L24">
        <text:list-item>
          <text:p text:style-name="P51"><text:span text:style-name="Strong_20_Emphasis">1950</text:span>: Può una macchina sembrare umana? </text:p>
        </text:list-item>
        <text:list-item>
          <text:p text:style-name="P52"><text:span text:style-name="Strong_20_Emphasis">2024</text:span>: Le macchine <text:span text:style-name="Strong_20_Emphasis">superano</text:span> molti umani in compiti specifici </text:p>
        </text:list-item>
      </text:list>
      <text:h text:style-name="P4" text:outline-level="3">Computing e Cryptography: Il Doppio Binario</text:h>
      <text:h text:style-name="P6" text:outline-level="4"><text:span text:style-name="Strong_20_Emphasis">Turing's Dual Legacy</text:span>:</text:h>
      <text:list text:style-name="L25">
        <text:list-item>
          <text:p text:style-name="P53"><text:span text:style-name="Strong_20_Emphasis">Theoretical Computer Science</text:span>: Macchina di Turing come modello universale </text:p>
        </text:list-item>
        <text:list-item>
          <text:p text:style-name="P54"><text:span text:style-name="Strong_20_Emphasis">Practical Cryptography</text:span>: Metodi concreti per rompere codici nemici </text:p>
        </text:list-item>
      </text:list>
      <text:p text:style-name="Text_20_body"><text:span text:style-name="Strong_20_Emphasis">Modern encryption</text:span>: I principi crittografici di Turing (pattern analysis, statistical methods) sono alla base degli algoritmi moderni:</text:p>
      <text:list text:style-name="L26">
        <text:list-item>
          <text:p text:style-name="P55"><text:soft-page-break/><text:span text:style-name="Strong_20_Emphasis">RSA</text:span>: Usa la difficoltà computazionale (fattorizzazione) </text:p>
        </text:list-item>
        <text:list-item>
          <text:p text:style-name="P56"><text:span text:style-name="Strong_20_Emphasis">AES</text:span>: Usa la confusione e diffusione (principi di Turing) </text:p>
        </text:list-item>
      </text:list>
      <text:h text:style-name="P4" text:outline-level="3">Steve Jobs e Alan Turing: Bridging Theory and Practice</text:h>
      <text:h text:style-name="P6" text:outline-level="4"><text:span text:style-name="Strong_20_Emphasis">Dal Programma di Inglese svolto</text:span>:</text:h>
      <text:p text:style-name="Text_20_body"><text:span text:style-name="Strong_20_Emphasis">Jobs</text:span> (nel programma): Visionario che rese i computer accessibili <text:span text:style-name="Strong_20_Emphasis">Turing</text:span>: Teorico che li rese possibili</text:p>
      <text:p text:style-name="Text_20_body"><text:span text:style-name="Strong_20_Emphasis">Continuum storico</text:span>:</text:p>
      <text:list text:style-name="L27">
        <text:list-item>
          <text:p text:style-name="P57"><text:span text:style-name="Strong_20_Emphasis">Turing (1940s)</text:span>: "Can machines think?" </text:p>
        </text:list-item>
        <text:list-item>
          <text:p text:style-name="P57"><text:span text:style-name="Strong_20_Emphasis">Jobs (1980s)</text:span>: "How can machines serve humans?" </text:p>
        </text:list-item>
        <text:list-item>
          <text:p text:style-name="P58"><text:span text:style-name="Strong_20_Emphasis">AI Era (2020s)</text:span>: "How can machines collaborate with humans?" </text:p>
        </text:list-item>
      </text:list>
      <text:h text:style-name="P4" text:outline-level="3">Collegamento con l'Integrale: Accumulation of Intelligence</text:h>
      <text:h text:style-name="P6" text:outline-level="4"><text:span text:style-name="Strong_20_Emphasis">Machine Learning come Integrazione</text:span></text:h>
      <text:p text:style-name="Text_20_body"><text:span text:style-name="Strong_20_Emphasis">Processo di apprendimento AI</text:span>:</text:p>
      <text:list text:style-name="L28">
        <text:list-item>
          <text:p text:style-name="P59"><text:span text:style-name="Strong_20_Emphasis">Input continui</text:span>: Dati infiniti come punti discreti </text:p>
        </text:list-item>
        <text:list-item>
          <text:p text:style-name="P59"><text:span text:style-name="Strong_20_Emphasis">Processing</text:span>: Algoritmi che "integrano" pattern dai dati </text:p>
        </text:list-item>
        <text:list-item>
          <text:p text:style-name="P60"><text:span text:style-name="Strong_20_Emphasis">Output</text:span>: Conoscenza totale maggiore della somma delle parti </text:p>
        </text:list-item>
      </text:list>
      <text:p text:style-name="Text_20_body"><text:span text:style-name="Strong_20_Emphasis">Come l'integrale definito</text:span>: ∫[training data] learning_function(x)dx = <text:span text:style-name="Strong_20_Emphasis">Artificial Intelligence</text:span></text:p>
      <text:p text:style-name="Text_20_body"><text:span text:style-name="Strong_20_Emphasis">Turing's insight</text:span>: L'intelligenza emerge dall'<text:span text:style-name="Strong_20_Emphasis">accumulo</text:span> di regole semplici, proprio come l'area emerge dall'accumulo di rettangoli infinitesimi.</text:p>
      <text:h text:style-name="P4" text:outline-level="3">Legacy per il XXI Secolo</text:h>
      <text:h text:style-name="P6" text:outline-level="4"><text:span text:style-name="Strong_20_Emphasis">Turing's Questions ancora attuali</text:span>:</text:h>
      <text:list text:style-name="L29">
        <text:list-item>
          <text:p text:style-name="P61"><text:span text:style-name="Strong_20_Emphasis">Consciousness</text:span>: ChatGPT è davvero "intelligente" o solo simula? </text:p>
        </text:list-item>
        <text:list-item>
          <text:p text:style-name="P61"><text:span text:style-name="Strong_20_Emphasis">Computability</text:span>: Ci sono problemi che nemmeno l'AI può risolvere? </text:p>
        </text:list-item>
        <text:list-item>
          <text:p text:style-name="P62"><text:span text:style-name="Strong_20_Emphasis">Ethics</text:span>: Se le macchine pensano, hanno diritti? </text:p>
        </text:list-item>
      </text:list>
      <text:p text:style-name="Text_20_body"><text:span text:style-name="Strong_20_Emphasis">Connessione con crittografia moderna</text:span>: I metodi di Turing per analizzare Enigma sono gli stessi usati oggi per:</text:p>
      <text:list text:style-name="L30">
        <text:list-item>
          <text:p text:style-name="P63"><text:span text:style-name="Strong_20_Emphasis">Analizzare</text:span> blockchain e cryptocurrency </text:p>
        </text:list-item>
        <text:list-item>
          <text:p text:style-name="P63"><text:span text:style-name="Strong_20_Emphasis">Proteggere</text:span> comunicazioni digitali </text:p>
        </text:list-item>
        <text:list-item>
          <text:p text:style-name="P64"><text:span text:style-name="Strong_20_Emphasis">Sviluppare</text:span> quantum cryptography </text:p>
        </text:list-item>
      </text:list>
      <text:p text:style-name="Text_20_body"><text:span text:style-name="Strong_20_Emphasis">Il ponte perfetto</text:span>: Da matematico teorico a eroe di guerra a padre dell'era digitale - Turing incarnò l'<text:span text:style-name="Strong_20_Emphasis">integrazione</text:span> tra teoria pura e applicazione pratica che definisce la computer science moderna.</text:p>
      <text:p text:style-name="P3"/>
      <text:h text:style-name="P2" text:outline-level="2"><text:soft-page-break/>INFORMATICA - Sicurezza Database</text:h>
      <text:h text:style-name="P4" text:outline-level="3">Autorizzazioni, Vincoli e Ponti SQL</text:h>
      <text:h text:style-name="P6" text:outline-level="4"><text:span text:style-name="Strong_20_Emphasis">Sistema di Autorizzazioni</text:span></text:h>
      <text:p text:style-name="Text_20_body"><text:span text:style-name="Strong_20_Emphasis">GRANT/REVOKE</text:span>: Sistema per controllare chi può fare cosa</text:p>
      <text:p text:style-name="P65"><text:span text:style-name="Source_20_Text">GRANT SELECT, INSERT ON tabella TO utente;</text:span></text:p>
      <text:p text:style-name="P65"><text:span text:style-name="Source_20_Text">REVOKE DELETE ON tabella FROM utente;</text:span></text:p>
      <text:h text:style-name="P6" text:outline-level="4"><text:span text:style-name="Strong_20_Emphasis">Vincoli di Integrità - I "Ponti" tra Tabelle</text:span></text:h>
      <text:p text:style-name="Text_20_body"><text:span text:style-name="Strong_20_Emphasis">1. Chiavi Primarie (PK)</text:span>:</text:p>
      <text:list text:style-name="L31">
        <text:list-item>
          <text:p text:style-name="P66"><text:span text:style-name="Strong_20_Emphasis">Identificano univocamente</text:span> ogni riga </text:p>
        </text:list-item>
        <text:list-item>
          <text:p text:style-name="P66"><text:span text:style-name="Strong_20_Emphasis">Non possono essere NULL</text:span> </text:p>
        </text:list-item>
        <text:list-item>
          <text:p text:style-name="P67">Una sola per tabella </text:p>
        </text:list-item>
      </text:list>
      <text:p text:style-name="Text_20_body"><text:span text:style-name="Strong_20_Emphasis">2. Chiavi Esterne (FK) - I "Ponti"</text:span>:</text:p>
      <text:list text:style-name="L32">
        <text:list-item>
          <text:p text:style-name="P68"><text:span text:style-name="Strong_20_Emphasis">Collegano</text:span> due tabelle </text:p>
        </text:list-item>
        <text:list-item>
          <text:p text:style-name="P68">Devono <text:span text:style-name="Strong_20_Emphasis">referenziare</text:span> una PK esistente </text:p>
        </text:list-item>
        <text:list-item>
          <text:p text:style-name="P69">Mantengono la <text:span text:style-name="Strong_20_Emphasis">coerenza referenziale</text:span> </text:p>
        </text:list-item>
      </text:list>
      <text:p text:style-name="Text_20_body"><text:span text:style-name="Strong_20_Emphasis">Esempio pratico</text:span>:</text:p>
      <text:p text:style-name="P65"><text:span text:style-name="Source_20_Text">CREATE TABLE Ordini (</text:span></text:p>
      <text:p text:style-name="P65"><text:span text:style-name="Source_20_Text"><text:s text:c="4"/>id_ordine INT PRIMARY KEY,</text:span></text:p>
      <text:p text:style-name="P65"><text:span text:style-name="Source_20_Text"><text:s text:c="4"/>id_cliente INT,</text:span></text:p>
      <text:p text:style-name="P65"><text:span text:style-name="Source_20_Text"><text:s text:c="4"/>FOREIGN KEY (id_cliente) REFERENCES Clienti(id)</text:span></text:p>
      <text:p text:style-name="P65"><text:span text:style-name="Source_20_Text">);</text:span></text:p>
      <text:p text:style-name="Text_20_body"><text:span text:style-name="Strong_20_Emphasis">3. Vincoli di Integrità Referenziale</text:span>:</text:p>
      <text:list text:style-name="L33">
        <text:list-item>
          <text:p text:style-name="P70"><text:span text:style-name="Strong_20_Emphasis">CASCADE</text:span>: Se elimino il padre, elimino anche i figli </text:p>
        </text:list-item>
        <text:list-item>
          <text:p text:style-name="P70"><text:span text:style-name="Strong_20_Emphasis">SET NULL</text:span>: Se elimino il padre, i figli diventano NULL </text:p>
        </text:list-item>
        <text:list-item>
          <text:p text:style-name="P71"><text:span text:style-name="Strong_20_Emphasis">RESTRICT</text:span>: Non posso eliminare se ha figli </text:p>
        </text:list-item>
      </text:list>
      <text:h text:style-name="P4" text:outline-level="3">Sicurezza - Difendersi dagli Attacchi</text:h>
      <text:h text:style-name="P6" text:outline-level="4"><text:span text:style-name="Strong_20_Emphasis">SQL Injection - Il Nemico Principale</text:span></text:h>
      <text:p text:style-name="Text_20_body"><text:span text:style-name="Strong_20_Emphasis">Problema</text:span>: Input non validato che "rompe" la query</text:p>
      <text:p text:style-name="P65"><text:span text:style-name="Source_20_Text">-- Query vulnerabile</text:span></text:p>
      <text:p text:style-name="P65"><text:span text:style-name="Source_20_Text">SELECT * FROM utenti WHERE nome = '$input';</text:span></text:p>
      <text:p text:style-name="P65"/>
      <text:p text:style-name="P65"><text:span text:style-name="Source_20_Text">-- Input malevolo: '; DROP TABLE utenti; --</text:span></text:p>
      <text:p text:style-name="P65"><text:span text:style-name="Source_20_Text">-- Risultato: SELECT * FROM utenti WHERE nome = ''; DROP TABLE utenti; --'</text:span></text:p>
      <text:p text:style-name="Text_20_body"><text:span text:style-name="Strong_20_Emphasis">Soluzioni</text:span>:</text:p>
      <text:list text:style-name="L34">
        <text:list-item>
          <text:p text:style-name="P72"><text:span text:style-name="Strong_20_Emphasis">Prepared Statements</text:span>: Query parametrizzate </text:p>
        </text:list-item>
        <text:list-item>
          <text:p text:style-name="P72"><text:soft-page-break/><text:span text:style-name="Strong_20_Emphasis">Validazione input</text:span>: Controlli sui dati inseriti </text:p>
        </text:list-item>
        <text:list-item>
          <text:p text:style-name="P73"><text:span text:style-name="Strong_20_Emphasis">Escape characters</text:span>: Neutralizzare caratteri speciali </text:p>
        </text:list-item>
      </text:list>
      <text:h text:style-name="P6" text:outline-level="4"><text:span text:style-name="Strong_20_Emphasis">Modello AAA per Sicurezza Database</text:span></text:h>
      <text:list text:style-name="L35">
        <text:list-item>
          <text:p text:style-name="P74"><text:span text:style-name="Strong_20_Emphasis">Autenticazione</text:span>: Chi sei? (login/password) </text:p>
        </text:list-item>
        <text:list-item>
          <text:p text:style-name="P74"><text:span text:style-name="Strong_20_Emphasis">Autorizzazione</text:span>: Cosa puoi fare? (GRANT/REVOKE) </text:p>
        </text:list-item>
        <text:list-item>
          <text:p text:style-name="P75"><text:span text:style-name="Strong_20_Emphasis">Audit</text:span>: Cosa hai fatto? (log delle operazioni) </text:p>
        </text:list-item>
      </text:list>
      <text:h text:style-name="P4" text:outline-level="3">Crittografia nei Database</text:h>
      <text:h text:style-name="P6" text:outline-level="4"><text:span text:style-name="Strong_20_Emphasis">Cifratura dei Campi Sensibili</text:span></text:h>
      <text:p text:style-name="P65"><text:span text:style-name="Source_20_Text">-- Esempio di campo cifrato</text:span></text:p>
      <text:p text:style-name="P65"><text:span text:style-name="Source_20_Text">CREATE TABLE utenti (</text:span></text:p>
      <text:p text:style-name="P65"><text:span text:style-name="Source_20_Text"><text:s text:c="4"/>id INT PRIMARY KEY,</text:span></text:p>
      <text:p text:style-name="P65"><text:span text:style-name="Source_20_Text"><text:s text:c="4"/>nome VARCHAR(50),</text:span></text:p>
      <text:p text:style-name="P65"><text:span text:style-name="Source_20_Text"><text:s text:c="4"/>password_hash VARCHAR(256), -- Hash SHA-256</text:span></text:p>
      <text:p text:style-name="P65"><text:span text:style-name="Source_20_Text"><text:s text:c="4"/>carta_credito VARBINARY(256) -- Campo cifrato AES</text:span></text:p>
      <text:p text:style-name="P65"><text:span text:style-name="Source_20_Text">);</text:span></text:p>
      <text:h text:style-name="P6" text:outline-level="4"><text:span text:style-name="Strong_20_Emphasis">Livelli di Protezione</text:span>:</text:h>
      <text:list text:style-name="L36">
        <text:list-item>
          <text:p text:style-name="P76"><text:span text:style-name="Strong_20_Emphasis">Trasporto</text:span>: Connessioni SSL/TLS al database </text:p>
        </text:list-item>
        <text:list-item>
          <text:p text:style-name="P76"><text:span text:style-name="Strong_20_Emphasis">Storage</text:span>: Cifratura dei file del database </text:p>
        </text:list-item>
        <text:list-item>
          <text:p text:style-name="P76"><text:span text:style-name="Strong_20_Emphasis">Applicativo</text:span>: Hash delle password, campi sensibili cifrati </text:p>
        </text:list-item>
        <text:list-item>
          <text:p text:style-name="P77"><text:span text:style-name="Strong_20_Emphasis">Backup</text:span>: Backup cifrati per proteggere i dati storici </text:p>
        </text:list-item>
      </text:list>
      <text:h text:style-name="P4" text:outline-level="3">Collegamento con l'Integrale</text:h>
      <text:p text:style-name="Text_20_body"><text:span text:style-name="Strong_20_Emphasis">Principio dell'Accumulo di Sicurezza</text:span>: Come l'integrale definito accumula infinite parti infinitesime per ottenere un'area totale, la sicurezza del database accumula:</text:p>
      <text:list text:style-name="L37">
        <text:list-item>
          <text:p text:style-name="P78"><text:span text:style-name="Strong_20_Emphasis">Vincoli</text:span> che garantiscono coerenza punto per punto </text:p>
        </text:list-item>
        <text:list-item>
          <text:p text:style-name="P78"><text:span text:style-name="Strong_20_Emphasis">Autorizzazioni</text:span> che controllano ogni singola operazione </text:p>
        </text:list-item>
        <text:list-item>
          <text:p text:style-name="P78"><text:span text:style-name="Strong_20_Emphasis">Controlli</text:span> che validano ogni input </text:p>
        </text:list-item>
        <text:list-item>
          <text:p text:style-name="P79"><text:span text:style-name="Strong_20_Emphasis">Audit</text:span> che traccia ogni azione </text:p>
        </text:list-item>
      </text:list>
      <text:p text:style-name="Text_20_body"><text:span text:style-name="Strong_20_Emphasis">Risultato finale</text:span>: Un database dove ogni singolo dato è protetto e l'<text:span text:style-name="Strong_20_Emphasis">integrità totale</text:span> è garantita dalla somma di tutti i controlli, proprio come l'integrale garantisce il calcolo esatto dell'area totale.</text:p>
      <text:p text:style-name="P3"/>
      <text:h text:style-name="P2" text:outline-level="2">TPS - GDPR, AI e Sicurezza Digitale</text:h>
      <text:h text:style-name="P4" text:outline-level="3">Il Flusso della Sicurezza Digitale</text:h>
      <text:p text:style-name="Text_20_body"><text:span text:style-name="Strong_20_Emphasis">RSA</text:span> → <text:span text:style-name="Strong_20_Emphasis">Certificati Digitali</text:span> ← <text:span text:style-name="Strong_20_Emphasis">Diffie-Hellman</text:span> → <text:span text:style-name="Strong_20_Emphasis">SSL/TLS</text:span></text:p>
      <text:h text:style-name="P4" text:outline-level="3">Certificati Digitali - La Catena di Fiducia</text:h>
      <text:h text:style-name="P6" text:outline-level="4"><text:span text:style-name="Strong_20_Emphasis">Struttura di un Certificato X.509</text:span>:</text:h>
      <text:list text:style-name="L38">
        <text:list-item>
          <text:p text:style-name="P80"><text:span text:style-name="Strong_20_Emphasis">Chiave pubblica</text:span> del soggetto (RSA/ECDSA) </text:p>
        </text:list-item>
        <text:list-item>
          <text:p text:style-name="P80"><text:soft-page-break/><text:span text:style-name="Strong_20_Emphasis">Identità</text:span> del proprietario (CN, O, C) </text:p>
        </text:list-item>
        <text:list-item>
          <text:p text:style-name="P80"><text:span text:style-name="Strong_20_Emphasis">Firma digitale</text:span> dell'Autorità di Certificazione (CA) </text:p>
        </text:list-item>
        <text:list-item>
          <text:p text:style-name="P80"><text:span text:style-name="Strong_20_Emphasis">Periodo di validità</text:span> (not before/not after) </text:p>
        </text:list-item>
        <text:list-item>
          <text:p text:style-name="P81"><text:span text:style-name="Strong_20_Emphasis">Algoritmi</text:span> di hash e cifratura utilizzati </text:p>
        </text:list-item>
      </text:list>
      <text:h text:style-name="P6" text:outline-level="4"><text:span text:style-name="Strong_20_Emphasis">Processo di Verifica</text:span>:</text:h>
      <text:list text:style-name="L39">
        <text:list-item>
          <text:p text:style-name="P82"><text:span text:style-name="Strong_20_Emphasis">Estrazione</text:span> della chiave pubblica della CA </text:p>
        </text:list-item>
        <text:list-item>
          <text:p text:style-name="P82"><text:span text:style-name="Strong_20_Emphasis">Verifica</text:span> della firma digitale sul certificato </text:p>
        </text:list-item>
        <text:list-item>
          <text:p text:style-name="P82"><text:span text:style-name="Strong_20_Emphasis">Controllo</text:span> della catena di certificazione fino alla Root CA </text:p>
        </text:list-item>
        <text:list-item>
          <text:p text:style-name="P83"><text:span text:style-name="Strong_20_Emphasis">Validazione</text:span> delle date e dello stato di revoca (CRL/OCSP) </text:p>
        </text:list-item>
      </text:list>
      <text:p text:style-name="Text_20_body"><text:span text:style-name="Strong_20_Emphasis">Principio matematico</text:span>: La firma usa RSA per garantire <text:span text:style-name="Strong_20_Emphasis">integrità</text:span> e <text:span text:style-name="Strong_20_Emphasis">autenticità</text:span> - nessuno può falsificare un certificato senza la chiave privata della CA.</text:p>
      <text:h text:style-name="P4" text:outline-level="3">GDPR e AI Act - Framework di Sicurezza</text:h>
      <text:h text:style-name="P6" text:outline-level="4"><text:span text:style-name="Strong_20_Emphasis">GDPR - Principi Fondamentali</text:span>:</text:h>
      <text:list text:style-name="L40">
        <text:list-item>
          <text:p text:style-name="P84"><text:span text:style-name="Strong_20_Emphasis">Minimizzazione</text:span>: Raccogliere solo dati necessari </text:p>
        </text:list-item>
        <text:list-item>
          <text:p text:style-name="P84"><text:span text:style-name="Strong_20_Emphasis">Trasparenza</text:span>: Informare sui trattamenti </text:p>
        </text:list-item>
        <text:list-item>
          <text:p text:style-name="P84"><text:span text:style-name="Strong_20_Emphasis">Sicurezza</text:span>: Proteggere con <text:span text:style-name="Strong_20_Emphasis">misure tecniche adeguate</text:span> (crittografia) </text:p>
        </text:list-item>
        <text:list-item>
          <text:p text:style-name="P85"><text:span text:style-name="Strong_20_Emphasis">Accountability</text:span>: Dimostrare la conformità </text:p>
        </text:list-item>
      </text:list>
      <text:h text:style-name="P6" text:outline-level="4"><text:span text:style-name="Strong_20_Emphasis">AI Act - Classificazione dei Rischi</text:span>:</text:h>
      <text:list text:style-name="L41">
        <text:list-item>
          <text:p text:style-name="P86"><text:span text:style-name="Strong_20_Emphasis">Inaccettabile</text:span>: Sistemi che manipolano comportamenti </text:p>
        </text:list-item>
        <text:list-item>
          <text:p text:style-name="P86"><text:span text:style-name="Strong_20_Emphasis">Alto Rischio</text:span>: Sistemi in settori critici (sanità, trasporti) </text:p>
        </text:list-item>
        <text:list-item>
          <text:p text:style-name="P86"><text:span text:style-name="Strong_20_Emphasis">Limitato</text:span>: Chatbot con obblighi di trasparenza </text:p>
        </text:list-item>
        <text:list-item>
          <text:p text:style-name="P87"><text:span text:style-name="Strong_20_Emphasis">Minimo</text:span>: Nessun obbligo specifico </text:p>
        </text:list-item>
      </text:list>
      <text:p text:style-name="Text_20_body"><text:span text:style-name="Strong_20_Emphasis">Collegamento</text:span>: Il <text:span text:style-name="Strong_20_Emphasis">machine learning</text:span> per i sistemi AI richiede <text:span text:style-name="Strong_20_Emphasis">markup</text:span> di dati personali → necessità di <text:span text:style-name="Strong_20_Emphasis">crittografia</text:span> end-to-end.</text:p>
      <text:h text:style-name="P4" text:outline-level="3">Fatturazione Elettronica - XML e Sicurezza</text:h>
      <text:h text:style-name="P6" text:outline-level="4"><text:span text:style-name="Strong_20_Emphasis">Processo Completo</text:span>:</text:h>
      <text:list text:style-name="L42">
        <text:list-item>
          <text:p text:style-name="P88"><text:span text:style-name="Strong_20_Emphasis">Generazione XML</text:span>: Documento strutturato secondo standard FatturaPA </text:p>
        </text:list-item>
        <text:list-item>
          <text:p text:style-name="P88"><text:span text:style-name="Strong_20_Emphasis">Firma Digitale</text:span>: Applicazione di firma PKCS#7 (usa RSA) </text:p>
        </text:list-item>
        <text:list-item>
          <text:p text:style-name="P88"><text:span text:style-name="Strong_20_Emphasis">Validazione</text:span>: Controllo formato, contenuto e firma </text:p>
        </text:list-item>
        <text:list-item>
          <text:p text:style-name="P89"><text:span text:style-name="Strong_20_Emphasis">Trasmissione</text:span>: Invio sicuro tramite <text:span text:style-name="Strong_20_Emphasis">SdI</text:span> (Sistema di Interscambio) </text:p>
        </text:list-item>
      </text:list>
      <text:h text:style-name="P6" text:outline-level="4"><text:span text:style-name="Strong_20_Emphasis">Struttura XML Base</text:span>:</text:h>
      <text:p text:style-name="P65"><text:span text:style-name="Source_20_Text">&lt;FatturaElettronica&gt;</text:span></text:p>
      <text:p text:style-name="P65"><text:span text:style-name="Source_20_Text"><text:s text:c="2"/>&lt;FatturaElettronicaHeader&gt;</text:span></text:p>
      <text:p text:style-name="P65"><text:span text:style-name="Source_20_Text"><text:s text:c="4"/>&lt;DatiTrasmissione&gt;</text:span></text:p>
      <text:p text:style-name="P65"><text:span text:style-name="Source_20_Text"><text:s text:c="6"/>&lt;CodiceDestinatario&gt;ABC123&lt;/CodiceDestinatario&gt;</text:span></text:p>
      <text:p text:style-name="P65"><text:span text:style-name="Source_20_Text"><text:s text:c="4"/>&lt;/DatiTrasmissione&gt;</text:span></text:p>
      <text:p text:style-name="P65"><text:span text:style-name="Source_20_Text"><text:s text:c="2"/>&lt;/FatturaElettronicaHeader&gt;</text:span></text:p>
      <text:p text:style-name="P65"><text:span text:style-name="Source_20_Text"><text:s text:c="2"/>&lt;FatturaElettronicaBody&gt;</text:span></text:p>
      <text:p text:style-name="P65"><text:soft-page-break/><text:span text:style-name="Source_20_Text"><text:s text:c="4"/>&lt;DatiGenerali&gt;...&lt;/DatiGenerali&gt;</text:span></text:p>
      <text:p text:style-name="P65"><text:span text:style-name="Source_20_Text"><text:s text:c="2"/>&lt;/FatturaElettronicaBody&gt;</text:span></text:p>
      <text:p text:style-name="P65"><text:span text:style-name="Source_20_Text">&lt;/FatturaElettronica&gt;</text:span></text:p>
      <text:h text:style-name="P6" text:outline-level="4"><text:span text:style-name="Strong_20_Emphasis">Sicurezza del Processo</text:span>:</text:h>
      <text:list text:style-name="L43">
        <text:list-item>
          <text:p text:style-name="P90"><text:span text:style-name="Strong_20_Emphasis">Integrità</text:span>: Hash SHA-256 del documento </text:p>
        </text:list-item>
        <text:list-item>
          <text:p text:style-name="P90"><text:span text:style-name="Strong_20_Emphasis">Autenticità</text:span>: Firma digitale RSA del mittente </text:p>
        </text:list-item>
        <text:list-item>
          <text:p text:style-name="P90"><text:span text:style-name="Strong_20_Emphasis">Non ripudio</text:span>: Timestamp qualificato </text:p>
        </text:list-item>
        <text:list-item>
          <text:p text:style-name="P91"><text:span text:style-name="Strong_20_Emphasis">Riservatezza</text:span>: Trasmissione su canali cifrati (TLS) </text:p>
        </text:list-item>
      </text:list>
      <text:h text:style-name="P4" text:outline-level="3">Framework di Sicurezza Generale</text:h>
      <text:h text:style-name="P6" text:outline-level="4"><text:span text:style-name="Strong_20_Emphasis">Livelli di Protezione</text:span>:</text:h>
      <text:list text:style-name="L44">
        <text:list-item>
          <text:p text:style-name="P92"><text:span text:style-name="Strong_20_Emphasis">Trasporto</text:span>: SSL/TLS per comunicazioni </text:p>
        </text:list-item>
        <text:list-item>
          <text:p text:style-name="P92"><text:span text:style-name="Strong_20_Emphasis">Applicativo</text:span>: Autenticazione e autorizzazione </text:p>
        </text:list-item>
        <text:list-item>
          <text:p text:style-name="P92"><text:span text:style-name="Strong_20_Emphasis">Dati</text:span>: Crittografia dei campi sensibili </text:p>
        </text:list-item>
        <text:list-item>
          <text:p text:style-name="P93"><text:span text:style-name="Strong_20_Emphasis">Processo</text:span>: Audit trail e logging sicuro </text:p>
        </text:list-item>
      </text:list>
      <text:h text:style-name="P6" text:outline-level="4"><text:span text:style-name="Strong_20_Emphasis">Principio dell'Accumulo di Sicurezza</text:span>:</text:h>
      <text:p text:style-name="Text_20_body">Come l'<text:span text:style-name="Strong_20_Emphasis">integrale definito</text:span> accumula contributi infinitesimi per ottenere un'area totale, la sicurezza digitale accumula:</text:p>
      <text:list text:style-name="L45">
        <text:list-item>
          <text:p text:style-name="P94"><text:span text:style-name="Strong_20_Emphasis">Bit di entropia</text:span> (casualità crittografica) </text:p>
        </text:list-item>
        <text:list-item>
          <text:p text:style-name="P94"><text:span text:style-name="Strong_20_Emphasis">Livelli di validazione</text:span> (certificati, hash, firme) </text:p>
        </text:list-item>
        <text:list-item>
          <text:p text:style-name="P94"><text:span text:style-name="Strong_20_Emphasis">Controlli di conformità</text:span> (GDPR, AI Act) </text:p>
        </text:list-item>
        <text:list-item>
          <text:p text:style-name="P95"><text:span text:style-name="Strong_20_Emphasis">Misure tecniche</text:span> (TLS, XML Schema, audit) </text:p>
        </text:list-item>
      </text:list>
      <text:p text:style-name="Text_20_body"><text:span text:style-name="Strong_20_Emphasis">Risultato finale</text:span>: Un ecosistema digitale sicuro dove ogni componente contribuisce alla <text:span text:style-name="Strong_20_Emphasis">protezione totale</text:span> dei dati e dei processi.</text:p>
      <text:p text:style-name="P3"/>
      <text:h text:style-name="P2" text:outline-level="2">ITALIANO - L'Integrazione dell'Io nella Modernità</text:h>
      <text:h text:style-name="P4" text:outline-level="3">Futurismo: Crittografia della Velocità</text:h>
      <text:h text:style-name="P6" text:outline-level="4"><text:span text:style-name="Strong_20_Emphasis">Marinetti e la Sintassi Cifrata</text:span></text:h>
      <text:p text:style-name="Text_20_body"><text:span text:style-name="Strong_20_Emphasis">"Zang Tumb Tumb"</text:span> (dal programma svolto):</text:p>
      <text:list text:style-name="L46">
        <text:list-item>
          <text:p text:style-name="P96"><text:span text:style-name="Strong_20_Emphasis">Distruzione</text:span> della sintassi tradizionale </text:p>
        </text:list-item>
        <text:list-item>
          <text:p text:style-name="P96"><text:span text:style-name="Strong_20_Emphasis">Parole in libertà</text:span>: Comunicazione "cifrata" che bypass la logica </text:p>
        </text:list-item>
        <text:list-item>
          <text:p text:style-name="P97"><text:span text:style-name="Strong_20_Emphasis">Onomatopee</text:span>: Linguaggio "primitivo" ma più diretto </text:p>
        </text:list-item>
      </text:list>
      <text:p text:style-name="Text_20_body"><text:span text:style-name="Strong_20_Emphasis">Collegamento con Enigma</text:span>: Come i tedeschi credevano nella superiorità tecnologica, i futuristi credevano nella superiorità della <text:span text:style-name="Strong_20_Emphasis">velocità</text:span> e della <text:span text:style-name="Strong_20_Emphasis">macchina</text:span> sulla tradizione.</text:p>
      <text:h text:style-name="P4" text:outline-level="3"/>
      <text:h text:style-name="P98" text:outline-level="3">Ungaretti: L'Integrale dell'Esperienza di Guerra</text:h>
      <text:h text:style-name="P6" text:outline-level="4"><text:span text:style-name="Strong_20_Emphasis">L'Allegria: Minimalismo come Massima Intensità</text:span></text:h>
      <text:p text:style-name="Text_20_body"><text:span text:style-name="Strong_20_Emphasis">"Mattina"</text:span>: <text:span text:style-name="Emphasis">"M'illumino / d'immenso"</text:span></text:p>
      <text:list text:style-name="L47">
        <text:list-item>
          <text:p text:style-name="P99"><text:span text:style-name="Strong_20_Emphasis">Input minimale</text:span>: Due versi, sei parole </text:p>
        </text:list-item>
        <text:list-item>
          <text:p text:style-name="P99"><text:span text:style-name="Strong_20_Emphasis">Output massimale</text:span>: Esperienza totale dell'esistenza </text:p>
        </text:list-item>
        <text:list-item>
          <text:p text:style-name="P100"><text:span text:style-name="Strong_20_Emphasis">Come l'integrale</text:span>: Infinite parti infinitesime (parole) → totalità infinita (emozione) </text:p>
        </text:list-item>
      </text:list>
      <text:p text:style-name="Text_20_body"><text:span text:style-name="Strong_20_Emphasis">"Veglia"</text:span>:</text:p>
      <text:list text:style-name="L48">
        <text:list-item>
          <text:p text:style-name="P101"><text:span text:style-name="Strong_20_Emphasis">Situazione</text:span>: Tutta la notte su un morto </text:p>
        </text:list-item>
        <text:list-item>
          <text:p text:style-name="P101"><text:span text:style-name="Strong_20_Emphasis">Linguaggio</text:span>: Essenziale, "cifrato" dal dolore </text:p>
        </text:list-item>
        <text:list-item>
          <text:p text:style-name="P102"><text:span text:style-name="Strong_20_Emphasis">Risultato</text:span>: <text:span text:style-name="Strong_20_Emphasis">Fratellanza universale</text:span> emerge dal particolare </text:p>
        </text:list-item>
      </text:list>
      <text:p text:style-name="Text_20_body"><text:span text:style-name="Strong_20_Emphasis">"San Martino del Carso"</text:span>: <text:span text:style-name="Emphasis">"Di queste case / non è rimasto / che qualche / brandello di muro"</text:span></text:p>
      <text:list text:style-name="L49">
        <text:list-item>
          <text:p text:style-name="P103"><text:span text:style-name="Strong_20_Emphasis">Distruzione fisica</text:span> → <text:span text:style-name="Strong_20_Emphasis">Costruzione poetica</text:span> </text:p>
        </text:list-item>
        <text:list-item>
          <text:p text:style-name="P104"><text:span text:style-name="Strong_20_Emphasis">Accumulo di macerie</text:span> → <text:span text:style-name="Strong_20_Emphasis">Integrazione</text:span> in verso immortale </text:p>
        </text:list-item>
      </text:list>
      <text:p text:style-name="P3"/>
      <text:h text:style-name="P2" text:outline-level="2">SINTESI DEI COLLEGAMENTI</text:h>
      <text:h text:style-name="P4" text:outline-level="3">Tema Unificante: <text:span text:style-name="Strong_20_Emphasis">ACCUMULO E TOTALITÀ</text:span></text:h>
      <text:list text:style-name="L50">
        <text:list-item>
          <text:p text:style-name="P105"><text:span text:style-name="Strong_20_Emphasis">Matematica</text:span>: L'integrale accumula contributi infinitesimi </text:p>
        </text:list-item>
        <text:list-item>
          <text:p text:style-name="P105"><text:span text:style-name="Strong_20_Emphasis">Crittografia</text:span>: Accumula bit di casualità per sicurezza totale </text:p>
        </text:list-item>
        <text:list-item>
          <text:p text:style-name="P105"><text:span text:style-name="Strong_20_Emphasis">Storia</text:span>: Accumulo di decrittazioni per vincere la guerra </text:p>
        </text:list-item>
        <text:list-item>
          <text:p text:style-name="P105"><text:span text:style-name="Strong_20_Emphasis">Turing</text:span>: Accumulo di calcoli per simulare l'intelligenza </text:p>
        </text:list-item>
        <text:list-item>
          <text:p text:style-name="P105"><text:span text:style-name="Strong_20_Emphasis">Database</text:span>: Accumulo di vincoli per integrità totale </text:p>
        </text:list-item>
        <text:list-item>
          <text:p text:style-name="P105"><text:span text:style-name="Strong_20_Emphasis">GDPR</text:span>: Accumulo di misure per protezione totale </text:p>
        </text:list-item>
        <text:list-item>
          <text:p text:style-name="P106"><text:span text:style-name="Strong_20_Emphasis">Svevo</text:span>: Accumulo di ricordi per coscienza totale </text:p>
        </text:list-item>
      </text:list>
      <text:p text:style-name="Text_20_body"><text:span text:style-name="Emphasis"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3T12:15:41.510383900</meta:creation-date>
    <dc:date>2025-06-23T12:20:45.936811500</dc:date>
    <meta:editing-duration>PT3M6S</meta:editing-duration>
    <meta:editing-cycles>2</meta:editing-cycles>
    <meta:generator>LibreOffice/25.2.4.3$Windows_X86_64 LibreOffice_project/33e196637044ead23f5c3226cde09b47731f7e27</meta:generator>
    <meta:document-statistic meta:table-count="0" meta:image-count="0" meta:object-count="0" meta:page-count="12" meta:paragraph-count="366" meta:word-count="2729" meta:character-count="18559" meta:non-whitespace-character-count="16147"/>
  </office:meta>
</office:document-meta>
</file>